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df23" officeooo:paragraph-rsid="000fdf23"/>
    </style:style>
    <style:style style:name="P2" style:family="paragraph" style:parent-style-name="Standard">
      <style:text-properties officeooo:paragraph-rsid="000fdf23"/>
    </style:style>
    <style:style style:name="P3" style:family="paragraph" style:parent-style-name="Standard">
      <style:text-properties fo:font-weight="normal" officeooo:rsid="000fdf23" officeooo:paragraph-rsid="000fdf23" style:font-weight-asian="normal" style:font-weight-complex="normal"/>
    </style:style>
    <style:style style:name="P4" style:family="paragraph" style:parent-style-name="Standard">
      <style:text-properties fo:font-weight="normal" officeooo:rsid="0011a5ee" officeooo:paragraph-rsid="0011a5ee" style:font-weight-asian="normal" style:font-weight-complex="normal"/>
    </style:style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7" style:family="paragraph" style:parent-style-name="Text_20_body" style:list-style-name="L1">
      <style:text-properties fo:font-weight="normal" style:font-weight-asian="normal" style:font-weight-complex="normal"/>
    </style:style>
    <style:style style:name="P8" style:family="paragraph" style:parent-style-name="Text_20_body">
      <style:text-properties fo:font-weight="normal" officeooo:rsid="000fdf23" officeooo:paragraph-rsid="000fdf23" style:font-weight-asian="normal" style:font-weight-complex="normal"/>
    </style:style>
    <style:style style:name="P9" style:family="paragraph" style:parent-style-name="Text_20_body">
      <style:text-properties fo:font-weight="normal" officeooo:rsid="0011a5ee" officeooo:paragraph-rsid="0011a5ee" style:font-weight-asian="normal" style:font-weight-complex="normal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officeooo:rsid="000fdf2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fdf23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3 :</text:p>
      <text:p text:style-name="P1"/>
      <text:p text:style-name="P1">1/ </text:p>
      <text:p text:style-name="P1">Pour lister les utilisateurs, on utilise :</text:p>
      <text:p text:style-name="P1">who</text:p>
      <text:p text:style-name="P1"/>
      <text:p text:style-name="P2"><text:span text:style-name="T1">2/ </text:span></text:p>
      <text:p text:style-name="P2"><text:span text:style-name="T1">Pour c</text:span>réer un nouvel utilisateur "Toto" avec un groupe du même nom, <text:span text:style-name="T1">il faut : </text:span></text:p>
      <text:p text:style-name="P1">sudo adduser toto </text:p>
      <text:p text:style-name="P1"/>
      <text:p text:style-name="P1">Et lui choisir un mot de passe «toto »</text:p>
      <text:p text:style-name="P1"/>
      <text:p text:style-name="P1">3/ </text:p>
      <text:p text:style-name="P1">Pour lister les groupes de cet utilisateur, il faut :</text:p>
      <text:p text:style-name="P1">groups toto </text:p>
      <text:p text:style-name="P1"/>
      <text:p text:style-name="P2"><text:span text:style-name="T1">4/ Pour c</text:span>réer un groupe "shared" avec votre utilisateur classique + Toto, <text:span text:style-name="T1">il faut : </text:span></text:p>
      <text:p text:style-name="P1">sudo groupad shared </text:p>
      <text:p text:style-name="P1">sudo usermod -aG shared toto </text:p>
      <text:p text:style-name="P1"/>
      <text:p text:style-name="P2"><text:span text:style-name="T1">5/ </text:span></text:p>
      <text:p text:style-name="P2"><text:span text:style-name="Strong_20_Emphasis"><text:span text:style-name="T3">sudo"</text:span></text:span><text:span text:style-name="T3"> permet d'exécuter une commande avec des privilèges administrateur pour effectuer des actions sensibles. </text:span></text:p>
      <text:p text:style-name="P3"/>
      <text:p text:style-name="P2"><text:span text:style-name="T4">6/ </text:span></text:p>
      <text:p text:style-name="P2"><text:span text:style-name="T3">Non, seuls les utilisateurs autorisés dans le fichier </text:span><text:span text:style-name="Strong_20_Emphasis"><text:span text:style-name="T3">sudoers</text:span></text:span><text:span text:style-name="T3"> peuvent utiliser </text:span><text:span text:style-name="Strong_20_Emphasis"><text:span text:style-name="T3">"sudo"</text:span></text:span><text:span text:style-name="T3">. Par défaut, seul l'administrateur (root) et les membres du groupe </text:span><text:span text:style-name="Strong_20_Emphasis"><text:span text:style-name="T3">sudo</text:span></text:span><text:span text:style-name="T3"> ou </text:span><text:span text:style-name="Strong_20_Emphasis"><text:span text:style-name="T3">wheel</text:span></text:span><text:span text:style-name="T3"> y ont accès </text:span></text:p>
      <text:p text:style-name="P2"><text:span text:style-name="T3"/></text:p>
      <text:p text:style-name="P1"><text:span text:style-name="T3">7/ </text:span></text:p>
      <text:p text:style-name="P2"><text:span text:style-name="T3">Pour accorder à Toto l'autorisation d'utiliser sudo uniquement pour la commande </text:span><text:span text:style-name="Source_20_Text"><text:span text:style-name="T3">apt install</text:span></text:span><text:span text:style-name="T3">, vous devez modifier le fichier </text:span><text:span text:style-name="Source_20_Text"><text:span text:style-name="T3">/etc/sudoers</text:span></text:span><text:span text:style-name="T3"> avec la commande </text:span><text:span text:style-name="Source_20_Text"><text:span text:style-name="T3">visudo</text:span></text:span><text:span text:style-name="T3">. Voici les étapes à suivre :</text:span></text:p>
      <text:list text:style-name="L1">
        <text:list-item>
          <text:p text:style-name="P5"><text:span text:style-name="T3">Ouvrir le fichier </text:span><text:span text:style-name="Source_20_Text"><text:span text:style-name="T3">/etc/sudoers</text:span></text:span><text:span text:style-name="T3"> </text:span></text:p>
        </text:list-item>
        <text:list-item>
          <text:p text:style-name="P6">Ajouter la règle pour Toto </text:p>
        </text:list-item>
        <text:list-item>
          <text:p text:style-name="P7">Enregistrer et fermer le fichier</text:p>
        </text:list-item>
      </text:list>
      <text:p text:style-name="P8">8/</text:p>
      <text:p text:style-name="P8">La méthode consiste à ajouter Toto au groupe <text:span text:style-name="Strong_20_Emphasis"><text:span text:style-name="T3">sudo.</text:span></text:span> Il est aussi possible de modifier directement le fichier <text:span text:style-name="Strong_20_Emphasis"><text:span text:style-name="T3">/etc/sudoers</text:span></text:span>, mais cette option est moins conseillée. </text:p>
      <text:p text:style-name="P8">9/ </text:p>
      <text:p text:style-name="P8">Bien que le compte <text:span text:style-name="Strong_20_Emphasis"><text:span text:style-name="T3">root</text:span></text:span> soit nécessaire pour certaines tâches d'administration, il est important de limiter son utilisation. Pour des raisons de sécurité et de traçabilité.</text:p>
      <text:p text:style-name="P3"/>
      <text:p text:style-name="P4">10/</text:p>
      <text:p text:style-name="P9">Pour afficher un message de bienvenue personnalisé chaque fois que Toto démarre un shell, suivez ces étapes :</text:p>
      <text:list text:style-name="L2">
        <text:list-item>
          <text:p text:style-name="P11">Ouvrez le fichier de configuration du shell de Toto. </text:p>
        </text:list-item>
        <text:list-item>
          <text:p text:style-name="P11"><text:soft-page-break/>Ajoutez la commande pour afficher le message à la fin du fichier <text:span text:style-name="Source_20_Text">~/.bashrc</text:span> : <text:span text:style-name="Source_20_Text">echo "Bienvenue Toto"</text:span>. </text:p>
        </text:list-item>
        <text:list-item>
          <text:p text:style-name="P10">Enregistrez et fermez le fichier</text:p>
        </text:list-item>
      </text:list>
      <text:p text:style-name="P4"/>
      <text:p text:style-name="P3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2:19:18.519000000</meta:creation-date>
    <dc:date>2025-03-13T12:30:36.444000000</dc:date>
    <meta:editing-duration>PT56S</meta:editing-duration>
    <meta:editing-cycles>1</meta:editing-cycles>
    <meta:document-statistic meta:table-count="0" meta:image-count="0" meta:object-count="0" meta:page-count="2" meta:paragraph-count="32" meta:word-count="273" meta:character-count="1623" meta:non-whitespace-character-count="1368"/>
    <meta:generator>LibreOffice/24.2.7.2$Windows_X86_64 LibreOffice_project/ee3885777aa7032db5a9b65deec9457448a91162</meta:generator>
  </office:meta>
</office:document-meta>
</file>